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rsid="00303828" officeooo:paragraph-rsid="00303828"/>
    </style:style>
    <style:style style:name="P2" style:family="paragraph" style:parent-style-name="Table_20_Contents">
      <style:text-properties officeooo:rsid="00303828" officeooo:paragraph-rsid="00303828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99e4d" officeooo:paragraph-rsid="00199e4d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99e4d" officeooo:paragraph-rsid="002f353f"/>
    </style:style>
    <style:style style:name="P5" style:family="paragraph" style:parent-style-name="Standard">
      <style:paragraph-properties fo:text-align="justify" style:justify-single-word="false"/>
      <style:text-properties officeooo:rsid="00199e4d" officeooo:paragraph-rsid="002f353f"/>
    </style:style>
    <style:style style:name="P6" style:family="paragraph" style:parent-style-name="Standard">
      <style:paragraph-properties fo:text-align="justify" style:justify-single-word="false"/>
      <style:text-properties officeooo:rsid="00199e4d" officeooo:paragraph-rsid="00199e4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9295c" officeooo:paragraph-rsid="00199e4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9295c" officeooo:paragraph-rsid="0019295c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785e8" officeooo:paragraph-rsid="001785e8"/>
    </style:style>
    <style:style style:name="P10" style:family="paragraph" style:parent-style-name="Standard">
      <style:paragraph-properties fo:text-align="justify" style:justify-single-word="false"/>
      <style:text-properties officeooo:rsid="001b65d7" officeooo:paragraph-rsid="002d959c"/>
    </style:style>
    <style:style style:name="P11" style:family="paragraph" style:parent-style-name="Standard">
      <style:paragraph-properties fo:text-align="justify" style:justify-single-word="false"/>
      <style:text-properties officeooo:rsid="001b65d7" officeooo:paragraph-rsid="002f353f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b65d7" officeooo:paragraph-rsid="002f353f"/>
    </style:style>
    <style:style style:name="P13" style:family="paragraph" style:parent-style-name="Standard">
      <style:paragraph-properties fo:text-align="justify" style:justify-single-word="false"/>
      <style:text-properties officeooo:rsid="0021b6b0" officeooo:paragraph-rsid="002f353f"/>
    </style:style>
    <style:style style:name="P14" style:family="paragraph" style:parent-style-name="Standard" style:list-style-name="L4">
      <style:paragraph-properties fo:text-align="justify" style:justify-single-word="false"/>
      <style:text-properties officeooo:rsid="002318bf" officeooo:paragraph-rsid="002d959c"/>
    </style:style>
    <style:style style:name="P15" style:family="paragraph" style:parent-style-name="Standard" style:list-style-name="L4">
      <style:paragraph-properties fo:text-align="justify" style:justify-single-word="false"/>
      <style:text-properties officeooo:rsid="002bef66" officeooo:paragraph-rsid="002d959c"/>
    </style:style>
    <style:style style:name="P16" style:family="paragraph" style:parent-style-name="Standard" style:list-style-name="L4">
      <style:paragraph-properties fo:text-align="justify" style:justify-single-word="false"/>
      <style:text-properties officeooo:rsid="0023f809" officeooo:paragraph-rsid="002d959c"/>
    </style:style>
    <style:style style:name="P17" style:family="paragraph" style:parent-style-name="Standard" style:list-style-name="L4">
      <style:paragraph-properties fo:text-align="justify" style:justify-single-word="false"/>
      <style:text-properties officeooo:rsid="00246bf7" officeooo:paragraph-rsid="002d959c"/>
    </style:style>
    <style:style style:name="P18" style:family="paragraph" style:parent-style-name="Standard" style:list-style-name="L4">
      <style:paragraph-properties fo:text-align="justify" style:justify-single-word="false"/>
      <style:text-properties officeooo:rsid="0029fcf4" officeooo:paragraph-rsid="00391533"/>
    </style:style>
    <style:style style:name="P19" style:family="paragraph" style:parent-style-name="Standard" style:list-style-name="L4">
      <style:paragraph-properties fo:text-align="justify" style:justify-single-word="false"/>
      <style:text-properties officeooo:rsid="002667c0" officeooo:paragraph-rsid="002d959c"/>
    </style:style>
    <style:style style:name="P20" style:family="paragraph" style:parent-style-name="Standard">
      <style:paragraph-properties fo:text-align="justify" style:justify-single-word="false"/>
      <style:text-properties officeooo:rsid="002667c0" officeooo:paragraph-rsid="002d959c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2f353f" officeooo:paragraph-rsid="002f353f"/>
    </style:style>
    <style:style style:name="P22" style:family="paragraph" style:parent-style-name="Standard" style:list-style-name="L4">
      <style:paragraph-properties fo:text-align="justify" style:justify-single-word="false"/>
      <style:text-properties officeooo:rsid="002f353f" officeooo:paragraph-rsid="00321012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2f353f" officeooo:paragraph-rsid="002f353f"/>
    </style:style>
    <style:style style:name="P24" style:family="paragraph" style:parent-style-name="Standard">
      <style:paragraph-properties fo:text-align="justify" style:justify-single-word="false"/>
      <style:text-properties officeooo:rsid="002f353f" officeooo:paragraph-rsid="002f353f"/>
    </style:style>
    <style:style style:name="P25" style:family="paragraph" style:parent-style-name="Standard" style:list-style-name="L6">
      <style:paragraph-properties fo:text-align="justify" style:justify-single-word="false"/>
      <style:text-properties officeooo:rsid="002f353f" officeooo:paragraph-rsid="002f353f"/>
    </style:style>
    <style:style style:name="P26" style:family="paragraph" style:parent-style-name="Standard">
      <style:paragraph-properties fo:text-align="justify" style:justify-single-word="false"/>
      <style:text-properties officeooo:rsid="0017120d" officeooo:paragraph-rsid="0017120d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199e4d"/>
    </style:style>
    <style:style style:name="P28" style:family="paragraph" style:parent-style-name="Standard" style:list-style-name="L5">
      <style:paragraph-properties fo:text-align="justify" style:justify-single-word="false"/>
      <style:text-properties officeooo:paragraph-rsid="002d959c"/>
    </style:style>
    <style:style style:name="P29" style:family="paragraph" style:parent-style-name="Standard">
      <style:paragraph-properties fo:text-align="justify" style:justify-single-word="false"/>
      <style:text-properties officeooo:rsid="00303828" officeooo:paragraph-rsid="00303828"/>
    </style:style>
    <style:style style:name="P30" style:family="paragraph" style:parent-style-name="Standard" style:list-style-name="L7">
      <style:paragraph-properties fo:text-align="justify" style:justify-single-word="false"/>
      <style:text-properties officeooo:rsid="00303828" officeooo:paragraph-rsid="00303828"/>
    </style:style>
    <style:style style:name="P31" style:family="paragraph" style:parent-style-name="Standard" style:list-style-name="L7">
      <style:paragraph-properties fo:text-align="justify" style:justify-single-word="false"/>
      <style:text-properties officeooo:rsid="00321012" officeooo:paragraph-rsid="00321012"/>
    </style:style>
    <style:style style:name="P32" style:family="paragraph" style:parent-style-name="Standard" style:list-style-name="L4">
      <style:paragraph-properties fo:text-align="justify" style:justify-single-word="false"/>
      <style:text-properties officeooo:rsid="00321012" officeooo:paragraph-rsid="00321012"/>
    </style:style>
    <style:style style:name="P33" style:family="paragraph" style:parent-style-name="Standard" style:list-style-name="L4">
      <style:paragraph-properties fo:text-align="justify" style:justify-single-word="false"/>
      <style:text-properties officeooo:rsid="003245bc" officeooo:paragraph-rsid="00391533"/>
    </style:style>
    <style:style style:name="P34" style:family="paragraph" style:parent-style-name="Standard" style:list-style-name="L4">
      <style:paragraph-properties fo:text-align="justify" style:justify-single-word="false"/>
      <style:text-properties officeooo:rsid="00391533" officeooo:paragraph-rsid="00391533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3a203c" officeooo:paragraph-rsid="003a203c"/>
    </style:style>
    <style:style style:name="P36" style:family="paragraph" style:parent-style-name="Footnote">
      <style:text-properties officeooo:rsid="002f353f" officeooo:paragraph-rsid="002f353f"/>
    </style:style>
    <style:style style:name="P37" style:family="paragraph" style:parent-style-name="Footnote">
      <style:text-properties officeooo:rsid="00321012" officeooo:paragraph-rsid="00321012"/>
    </style:style>
    <style:style style:name="T1" style:family="text">
      <style:text-properties officeooo:rsid="001785e8"/>
    </style:style>
    <style:style style:name="T2" style:family="text">
      <style:text-properties officeooo:rsid="0019295c"/>
    </style:style>
    <style:style style:name="T3" style:family="text">
      <style:text-properties officeooo:rsid="001d3f48"/>
    </style:style>
    <style:style style:name="T4" style:family="text">
      <style:text-properties officeooo:rsid="002318bf"/>
    </style:style>
    <style:style style:name="T5" style:family="text">
      <style:text-properties officeooo:rsid="002d959c"/>
    </style:style>
    <style:style style:name="T6" style:family="text">
      <style:text-properties officeooo:rsid="002f353f"/>
    </style:style>
    <style:style style:name="T7" style:family="text">
      <style:text-properties officeooo:rsid="00303828"/>
    </style:style>
    <style:style style:name="T8" style:family="text">
      <style:text-properties officeooo:rsid="00321012"/>
    </style:style>
    <style:style style:name="T9" style:family="text">
      <style:text-properties officeooo:rsid="00199e4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21012" style:font-style-asian="italic" style:font-style-complex="italic"/>
    </style:style>
    <style:style style:name="T12" style:family="text">
      <style:text-properties fo:font-style="normal" officeooo:rsid="00321012" style:font-style-asian="normal" style:font-style-complex="normal"/>
    </style:style>
    <style:style style:name="T13" style:family="text">
      <style:text-properties fo:font-style="normal" officeooo:rsid="0034e9bb" style:font-style-asian="normal" style:font-style-complex="normal"/>
    </style:style>
    <style:style style:name="T14" style:family="text">
      <style:text-properties officeooo:rsid="00339326"/>
    </style:style>
    <style:style style:name="T15" style:family="text">
      <style:text-properties officeooo:rsid="0034e9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E</text:span>n base al esquema <text:span text:style-name="T2">presentado “Programa Varelec Privilegios de Usuario” que hace referencia al programa solicitado </text:span>(<text:span text:style-name="T6">llámese</text:span> “Varelec” desde ahora en adelante<text:span text:style-name="T1">), el programa presentara las siguientes fases de trabajo</text:span><text:span text:style-name="T1"><text:note text:id="ftn0" text:note-class="footnote"><text:note-citation>1</text:note-citation><text:note-body><text:p text:style-name="P36">La empresa puede solicitar información y muestra sobre la etapa de trabajo que se encuentra.</text:p></text:note-body></text:note></text:span><text:span text:style-name="T1">:</text:span></text:p>
      <text:list xml:id="list1857501685552643336" text:style-name="L1">
        <text:list-item>
          <text:p text:style-name="P3">Fases de desarrollo:</text:p>
          <text:list>
            <text:list-item>
              <text:p text:style-name="P7">Varelec –<text:span text:style-name="T10"> Alph</text:span><text:span text:style-name="T11">a</text:span><text:span text:style-name="T8">: satisface la mayoría de las requisitos pero es inestable y su funcionalidad no es completa. </text:span></text:p>
            </text:list-item>
            <text:list-item>
              <text:p text:style-name="P8">Varelec –<text:span text:style-name="T10"> Beta</text:span>: <text:span text:style-name="T8">primera versión funcional del programa, requiere pequeñas ediciones y correcciones de errores, al finalizar esta fase no se agregan mas funcionalidades al programa.</text:span></text:p>
            </text:list-item>
            <text:list-item>
              <text:p text:style-name="P9">Varelec – <text:s/><text:span text:style-name="T10">RC(release candidate): </text:span><text:span text:style-name="T12">Versión candidata a definitiva, todas las funcionalidades estan operativas y libres de error, se </text:span><text:span text:style-name="T13">entrega solamente </text:span><text:span text:style-name="T12">su prueba.</text:span></text:p>
            </text:list-item>
          </text:list>
        </text:list-item>
        <text:list-item>
          <text:p text:style-name="P27"><text:span text:style-name="T9">Fase de liberación:</text:span></text:p>
          <text:list>
            <text:list-item>
              <text:p text:style-name="P3">Varelec – <text:span text:style-name="T10">R (release)</text:span><text:note text:id="ftn1" text:note-class="footnote"><text:note-citation>2</text:note-citation><text:note-body><text:p text:style-name="P36">Producto Final entregarle al cliente.</text:p></text:note-body></text:note><text:span text:style-name="T10">: </text:span><text:span text:style-name="T12">versión final del programa, estable y funcional, siendo el producto solicitado por el cliente.</text:span> </text:p>
            </text:list-item>
          </text:list>
        </text:list-item>
      </text:list>
      <text:p text:style-name="P6"/>
      <text:p text:style-name="P13">Considerando que es un programa que se ejecutara por lo bajo en 6 equipos (Mauricio, Luis, Juan, Isabel, Taller, Fresia) se da la <text:span text:style-name="T5">solución</text:span> de ocupar un computador principal (por ejemplo, el del gerente) en el cual se instalara el <text:span text:style-name="T5">programa </text:span>principal y administrador de los servicios, el resto de los equipos <text:span text:style-name="T5">correrán</text:span> el programa <text:span text:style-name="T5">versión</text:span> cliente, que dependiendo de la cuenta que inicien <text:span text:style-name="T6">sesión</text:span> son los elementos que se muestran (ej: los que no son vendedores no tienen control de inventario).</text:p>
      <text:p text:style-name="P24">Por lo tanto, para la funcionalidad del programa se necesita:</text:p>
      <text:list xml:id="list7769594758853930105" text:style-name="L6">
        <text:list-item>
          <text:p text:style-name="P25">Un computador que va a ser el principal, siempre prendido.</text:p>
        </text:list-item>
        <text:list-item>
          <text:p text:style-name="P25">Todos los demás computadores tienen que estar en la misma red (independiente si es vía wi-fi o cable).</text:p>
        </text:list-item>
      </text:list>
      <text:p text:style-name="P10"/>
      <text:p text:style-name="P10">Presupuestos a <text:span text:style-name="T6">disposición</text:span> del cliente:</text:p>
      <text:list xml:id="list7786082318642003306" text:style-name="L5">
        <text:list-item>
          <text:p text:style-name="P28"><text:span text:style-name="T4">Plan básico:</text:span></text:p>
        </text:list-item>
      </text:list>
      <text:list xml:id="list1416675326059110880" text:style-name="L4">
        <text:list-item>
          <text:list>
            <text:list-item>
              <text:p text:style-name="P15"><text:span text:style-name="T5">Realización</text:span> de esquema entregado:</text:p>
              <text:list>
                <text:list-item>
                  <text:p text:style-name="P14">4 <text:span text:style-name="T5">tipos de cuentas </text:span>cuentas.</text:p>
                </text:list-item>
              </text:list>
            </text:list-item>
            <text:list-item>
              <text:p text:style-name="P15">Administrador capaz de crear y eliminar cuentas.</text:p>
            </text:list-item>
          </text:list>
        </text:list-item>
        <text:list-item>
          <text:p text:style-name="P16">Plan medio:</text:p>
          <text:list>
            <text:list-item>
              <text:p text:style-name="P17">Plan <text:span text:style-name="T5">básico.</text:span></text:p>
            </text:list-item>
            <text:list-item>
              <text:p text:style-name="P17">Cuenta de administrador: capaz de modificar los permisos de cada cuenta.</text:p>
            </text:list-item>
            <text:list-item>
              <text:p text:style-name="P18">Registro de clientes.</text:p>
            </text:list-item>
            <text:list-item>
              <text:p text:style-name="P33">Envío de presupuestos mediante el programa.</text:p>
            </text:list-item>
            <text:list-item>
              <text:p text:style-name="P21">Registro de inicios de sesión.</text:p>
            </text:list-item>
            <text:list-item>
              <text:p text:style-name="P22">Mensajería entre las cuentas.</text:p>
            </text:list-item>
          </text:list>
        </text:list-item>
        <text:list-item>
          <text:p text:style-name="P16">Plan completo:</text:p>
          <text:list>
            <text:list-item>
              <text:p text:style-name="P19">Plan medio.</text:p>
            </text:list-item>
            <text:list-item>
              <text:p text:style-name="P32">Inventario exportable a <text:span text:style-name="T14">pdf/e</text:span>xcel.</text:p>
            </text:list-item>
            <text:list-item>
              <text:p text:style-name="P19">Registro mensual de actividades.</text:p>
            </text:list-item>
            <text:list-item>
              <text:p text:style-name="P19">Resumen mensual de ingresos y salidas.</text:p>
            </text:list-item>
            <text:list-item>
              <text:p text:style-name="P19">Resumen de ventas por vendedor <text:span text:style-name="T5">y general.</text:span></text:p>
            </text:list-item>
            <text:list-item>
              <text:p text:style-name="P34">Herramienta comparativa entre ingresos por vendedor y meses.</text:p>
            </text:list-item>
          </text:list>
        </text:list-item>
      </text:list>
      <text:p text:style-name="P20"/>
      <text:p text:style-name="P11"><text:soft-page-break/>Consideraciones a los presupuestos:</text:p>
      <text:p text:style-name="P11"/>
      <text:list xml:id="list5786375290769167102" text:style-name="L2">
        <text:list-item>
          <text:p text:style-name="P12">Para un desarrollo <text:span text:style-name="T6">óptimo</text:span> del programa Varelec <text:span text:style-name="T3">se consideran un máximo de 3 visitas semanales</text:span><text:span text:style-name="T3"><text:note text:id="ftn2" text:note-class="footnote"><text:note-citation>3</text:note-citation><text:note-body><text:p text:style-name="P36">La fecha y hora de las visitas queda sujeto a disponibilidad del equipo desarrollador.</text:p></text:note-body></text:note></text:span><text:span text:style-name="T3"> para mostrar avances del programa, observaciones al diseño, corrección de errores, entre otras necesidades relacionadas al programa.</text:span></text:p>
          <text:list>
            <text:list-item>
              <text:p text:style-name="P35">Se necesita una visita inicial para aclarar funciones y características previo al desarrollo del programa.</text:p>
            </text:list-item>
          </text:list>
        </text:list-item>
        <text:list-item>
          <text:p text:style-name="P23">El desarrollo del programa es de forma remota.</text:p>
        </text:list-item>
        <text:list-item>
          <text:p text:style-name="P4">Para la realización del programa se debe otorgar al equipo desarrollador un adelanto del monto final de $60.000 (sesenta mil pesos), dicho monto sera empleado en lo que implica gastos producidos por el desarrollo del programa.</text:p>
        </text:list-item>
      </text:list>
      <text:p text:style-name="P5"/>
      <text:p text:style-name="P29">Costos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<text:span text:style-name="T15">P</text:span>lan:</text:p>
          </table:table-cell>
          <table:table-cell table:style-name="Tabla1.A1" office:value-type="string">
            <text:p text:style-name="P1"><text:span text:style-name="T15">C</text:span>osto:</text:p>
          </table:table-cell>
          <table:table-cell table:style-name="Tabla1.C1" office:value-type="string">
            <text:p text:style-name="P1"><text:span text:style-name="T15">D</text:span>uración <text:span text:style-name="T15">E</text:span>stimada:</text:p>
          </table:table-cell>
        </table:table-row>
        <table:table-row>
          <table:table-cell table:style-name="Tabla1.A2" office:value-type="string">
            <text:p text:style-name="P1"><text:span text:style-name="T15">B</text:span>ásico.</text:p>
          </table:table-cell>
          <table:table-cell table:style-name="Tabla1.A2" office:value-type="string">
            <text:p text:style-name="P2">$900.000.-</text:p>
          </table:table-cell>
          <table:table-cell table:style-name="Tabla1.C2" office:value-type="string">
            <text:p text:style-name="P1">4 semanas.</text:p>
          </table:table-cell>
        </table:table-row>
        <table:table-row>
          <table:table-cell table:style-name="Tabla1.A2" office:value-type="string">
            <text:p text:style-name="P1"><text:span text:style-name="T15">M</text:span>edio.</text:p>
          </table:table-cell>
          <table:table-cell table:style-name="Tabla1.A2" office:value-type="string">
            <text:p text:style-name="Table_20_Contents"><text:span text:style-name="T7">$</text:span>1.200.<text:span text:style-name="T7">000.-</text:span></text:p>
          </table:table-cell>
          <table:table-cell table:style-name="Tabla1.C2" office:value-type="string">
            <text:p text:style-name="P1">5 semanas.</text:p>
          </table:table-cell>
        </table:table-row>
        <table:table-row>
          <table:table-cell table:style-name="Tabla1.A2" office:value-type="string">
            <text:p text:style-name="P1"><text:span text:style-name="T15">C</text:span>ompleto.</text:p>
          </table:table-cell>
          <table:table-cell table:style-name="Tabla1.A2" office:value-type="string">
            <text:p text:style-name="P2">$1.500.000.-</text:p>
          </table:table-cell>
          <table:table-cell table:style-name="Tabla1.C2" office:value-type="string">
            <text:p text:style-name="P1">6 semanas.</text:p>
          </table:table-cell>
        </table:table-row>
      </table:table>
      <text:p text:style-name="P29"/>
      <text:p text:style-name="P29">Complementos:</text:p>
      <text:list xml:id="list5027360987842769700" text:style-name="L7">
        <text:list-item>
          <text:p text:style-name="P30"><text:span text:style-name="T8">Mantención</text:span> a los computadores destinatarios del programa Varelec:</text:p>
          <text:list>
            <text:list-item>
              <text:p text:style-name="P30">Costo: $20.000.- mensual por equipo.</text:p>
            </text:list-item>
          </text:list>
        </text:list-item>
        <text:list-item>
          <text:p text:style-name="P30">Entrega del <text:span text:style-name="T8">código</text:span> fuente, derechos patrimoniales <text:span text:style-name="T8">de autor </text:span>del programa<text:note text:id="ftn3" text:note-class="footnote"><text:note-citation>4</text:note-citation><text:note-body><text:p text:style-name="P37">se entrega la copia de los archivos y copia física del código.</text:p></text:note-body></text:note>:</text:p>
          <text:list>
            <text:list-item>
              <text:p text:style-name="P31">Costo: </text:p>
              <text:list>
                <text:list-item>
                  <text:p text:style-name="P31">Plan básico: $800.000.-</text:p>
                </text:list-item>
                <text:list-item>
                  <text:p text:style-name="P31">Plan medio: $1.000.000.-</text:p>
                </text:list-item>
                <text:list-item>
                  <text:p text:style-name="P31">Plan Completo: $1.200.000.-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Benavente</meta:initial-creator>
    <meta:creation-date>2014-02-15T22:12:42.598816206</meta:creation-date>
    <dc:date>2014-02-17T06:54:09.023104285</dc:date>
    <dc:creator>Javier Benavente</dc:creator>
    <meta:editing-duration>PT3H24M45S</meta:editing-duration>
    <meta:editing-cycles>16</meta:editing-cycles>
    <meta:generator>LibreOffice/4.2.0.4$Linux_x86 LibreOffice_project/420m0$Build-4</meta:generator>
    <dc:description>presupesto realizado por Javier Rodriguez Benavente, valido en febrero del 2014</dc:description>
    <dc:subject>Presupuesto realizado para la empresa varelec sobre su programa</dc:subject>
    <dc:title>Presupueto de Varelec</dc:title>
    <meta:document-statistic meta:table-count="1" meta:image-count="0" meta:object-count="0" meta:page-count="2" meta:paragraph-count="60" meta:word-count="554" meta:character-count="3487" meta:non-whitespace-character-count="3022"/>
  </office:meta>
</office:document-meta>
</file>